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b61fa" officeooo:paragraph-rsid="000b61fa"/>
    </style:style>
    <style:style style:name="P2" style:family="paragraph" style:parent-style-name="Standard">
      <style:text-properties style:font-name="Calibri" officeooo:rsid="000cb0b5" officeooo:paragraph-rsid="000cb0b5"/>
    </style:style>
    <style:style style:name="P3" style:family="paragraph" style:parent-style-name="Standard">
      <style:text-properties style:font-name="Calibri" officeooo:rsid="000ece8b" officeooo:paragraph-rsid="000ece8b"/>
    </style:style>
    <style:style style:name="P4" style:family="paragraph" style:parent-style-name="Standard">
      <style:text-properties style:font-name="Calibri" fo:font-weight="bold" officeooo:rsid="000ece8b" officeooo:paragraph-rsid="000ece8b" style:font-weight-asian="bold" style:font-weight-complex="bold"/>
    </style:style>
    <style:style style:name="P5" style:family="paragraph" style:parent-style-name="Standard">
      <style:text-properties style:font-name="Calibri" fo:font-weight="bold" officeooo:rsid="000ece8b" officeooo:paragraph-rsid="0011581f" style:font-weight-asian="bold" style:font-weight-complex="bold"/>
    </style:style>
    <style:style style:name="P6" style:family="paragraph" style:parent-style-name="Standard">
      <style:text-properties style:font-name="Calibri" fo:font-weight="bold" officeooo:rsid="000ece8b" officeooo:paragraph-rsid="00176969" style:font-weight-asian="bold" style:font-weight-complex="bold"/>
    </style:style>
    <style:style style:name="P7" style:family="paragraph" style:parent-style-name="Standard">
      <style:text-properties style:font-name="Calibri" fo:font-weight="bold" officeooo:rsid="000ece8b" officeooo:paragraph-rsid="001daefb" style:font-weight-asian="bold" style:font-weight-complex="bold"/>
    </style:style>
    <style:style style:name="P8" style:family="paragraph" style:parent-style-name="Standard">
      <style:text-properties style:font-name="Calibri" fo:font-weight="bold" officeooo:rsid="0011581f" officeooo:paragraph-rsid="0011581f" style:font-weight-asian="bold" style:font-weight-complex="bold"/>
    </style:style>
    <style:style style:name="P9" style:family="paragraph" style:parent-style-name="Standard">
      <style:text-properties style:font-name="Calibri" fo:font-weight="normal" officeooo:rsid="000ece8b" officeooo:paragraph-rsid="0011581f" style:font-weight-asian="normal" style:font-weight-complex="normal"/>
    </style:style>
    <style:style style:name="P10" style:family="paragraph" style:parent-style-name="Standard">
      <style:text-properties style:font-name="Calibri" fo:font-weight="normal" officeooo:rsid="000ece8b" officeooo:paragraph-rsid="00176969" style:font-weight-asian="normal" style:font-weight-complex="normal"/>
    </style:style>
    <style:style style:name="P11" style:family="paragraph" style:parent-style-name="Standard">
      <style:text-properties style:font-name="Calibri" fo:font-weight="normal" officeooo:rsid="000ece8b" officeooo:paragraph-rsid="00232e7d" style:font-weight-asian="normal" style:font-weight-complex="normal"/>
    </style:style>
    <style:style style:name="P12" style:family="paragraph" style:parent-style-name="Standard">
      <style:text-properties style:font-name="Calibri" fo:font-weight="normal" officeooo:rsid="000ece8b" officeooo:paragraph-rsid="00263b97" style:font-weight-asian="normal" style:font-weight-complex="normal"/>
    </style:style>
    <style:style style:name="P13" style:family="paragraph" style:parent-style-name="Standard">
      <style:text-properties style:font-name="Calibri" fo:font-weight="normal" officeooo:rsid="000ece8b" officeooo:paragraph-rsid="0026df0e" style:font-weight-asian="normal" style:font-weight-complex="normal"/>
    </style:style>
    <style:style style:name="P14" style:family="paragraph" style:parent-style-name="Standard">
      <style:text-properties style:font-name="Calibri" fo:font-weight="normal" officeooo:rsid="0011581f" officeooo:paragraph-rsid="0011581f" style:font-weight-asian="normal" style:font-weight-complex="normal"/>
    </style:style>
    <style:style style:name="P15" style:family="paragraph" style:parent-style-name="Standard">
      <style:text-properties style:font-name="Calibri" fo:font-weight="normal" officeooo:rsid="0018d1f8" officeooo:paragraph-rsid="0018d1f8" style:font-weight-asian="normal" style:font-weight-complex="normal"/>
    </style:style>
    <style:style style:name="P16" style:family="paragraph" style:parent-style-name="Standard">
      <style:text-properties style:font-name="Calibri" fo:font-weight="normal" officeooo:rsid="00247319" officeooo:paragraph-rsid="00247319" style:font-weight-asian="normal" style:font-weight-complex="normal"/>
    </style:style>
    <style:style style:name="T1" style:family="text">
      <style:text-properties officeooo:rsid="000cb0b5"/>
    </style:style>
    <style:style style:name="T2" style:family="text">
      <style:text-properties officeooo:rsid="000e1eee"/>
    </style:style>
    <style:style style:name="T3" style:family="text">
      <style:text-properties officeooo:rsid="000ece8b"/>
    </style:style>
    <style:style style:name="T4" style:family="text">
      <style:text-properties officeooo:rsid="00104729"/>
    </style:style>
    <style:style style:name="T5" style:family="text">
      <style:text-properties officeooo:rsid="0011581f"/>
    </style:style>
    <style:style style:name="T6" style:family="text">
      <style:text-properties officeooo:rsid="00133e94"/>
    </style:style>
    <style:style style:name="T7" style:family="text">
      <style:text-properties officeooo:rsid="0014c40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76969" style:font-weight-asian="normal" style:font-weight-complex="normal"/>
    </style:style>
    <style:style style:name="T10" style:family="text">
      <style:text-properties officeooo:rsid="00164fa2"/>
    </style:style>
    <style:style style:name="T11" style:family="text">
      <style:text-properties officeooo:rsid="00176969"/>
    </style:style>
    <style:style style:name="T12" style:family="text">
      <style:text-properties officeooo:rsid="0019eb63"/>
    </style:style>
    <style:style style:name="T13" style:family="text">
      <style:text-properties officeooo:rsid="001ac327"/>
    </style:style>
    <style:style style:name="T14" style:family="text">
      <style:text-properties officeooo:rsid="001bdbf7"/>
    </style:style>
    <style:style style:name="T15" style:family="text">
      <style:text-properties officeooo:rsid="001f8252"/>
    </style:style>
    <style:style style:name="T16" style:family="text">
      <style:text-properties officeooo:rsid="0021716f"/>
    </style:style>
    <style:style style:name="T17" style:family="text">
      <style:text-properties officeooo:rsid="00228c2d"/>
    </style:style>
    <style:style style:name="T18" style:family="text">
      <style:text-properties officeooo:rsid="00232e7d"/>
    </style:style>
    <style:style style:name="T19" style:family="text">
      <style:text-properties officeooo:rsid="00247319"/>
    </style:style>
    <style:style style:name="T20" style:family="text">
      <style:text-properties officeooo:rsid="0024cd26"/>
    </style:style>
    <style:style style:name="T21" style:family="text">
      <style:text-properties officeooo:rsid="00263b97"/>
    </style:style>
    <style:style style:name="T22" style:family="text">
      <style:text-properties officeooo:rsid="0026a636"/>
    </style:style>
    <style:style style:name="T23" style:family="text">
      <style:text-properties officeooo:rsid="0026df0e"/>
    </style:style>
    <style:style style:name="T24" style:family="text">
      <style:text-properties officeooo:rsid="00287e41"/>
    </style:style>
    <style:style style:name="T25" style:family="text">
      <style:text-properties officeooo:rsid="0029585d"/>
    </style:style>
    <style:style style:name="T26" style:family="text">
      <style:text-properties officeooo:rsid="002af237"/>
    </style:style>
    <style:style style:name="T27" style:family="text">
      <style:text-properties officeooo:rsid="002dde96"/>
    </style:style>
    <style:style style:name="T28" style:family="text">
      <style:text-properties officeooo:rsid="002dffef"/>
    </style:style>
    <style:style style:name="T29" style:family="text">
      <style:text-properties officeooo:rsid="002e9e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us sommes <text:span text:style-name="T1">réunis aujourd’hui dans le cadre de ma soutenance en lien avec le projet 3 qui consistait à créer la page d’accueil d’une agence de voyage avec HTML et CSS. </text:span></text:p>
      <text:p text:style-name="P1"/>
      <text:p text:style-name="P2">Voici comment <text:span text:style-name="T2">j’ai envisager </text:span>cette présentation. Dans un premier temps je vais situer le contexte, vous présenter le projet et les missions qui m’ont été confiées. <text:span text:style-name="T10">Je vous indiquerai ensuite la manière dont je me suis organisée pour que ce projet voit le jour. </text:span>Ensuite, nous reviendrons sur les 3 versions demandées (mobile, tablette et desktop). <text:span text:style-name="T3">L</text:span><text:span text:style-name="T2">’occasion </text:span><text:span text:style-name="T3">pour moi</text:span><text:span text:style-name="T2"> de vous présenter mon travail et de revenir sur mon code. Je vous ferai part de mes difficultés et des choix techniques que j’ai fait pour atteindre mes objectifs. </text:span><text:span text:style-name="T3">Et p</text:span><text:span text:style-name="T2">our terminer, je ferai le bilan et conclurai cette présentation afin que nous puissions passer aux questions.</text:span></text:p>
      <text:p text:style-name="P2"/>
      <text:p text:style-name="P7">- Contexte (qu’est ce qui a été réalisé, pk et pour qui)/ présentation du projet/missions :</text:p>
      <text:p text:style-name="P11">* C<text:span text:style-name="T17">ontexte :</text:span></text:p>
      <text:p text:style-name="P11"><text:span text:style-name="T16">Je commence mon alternance au sein de la start-up Booki </text:span><text:span text:style-name="T18">qu</text:span><text:span text:style-name="T16">i souhaite concevoir un site </text:span><text:span text:style-name="T19">internet</text:span><text:span text:style-name="T16"> permettant aux usagers de trouver des hébergements et </text:span><text:span text:style-name="T27">des </text:span><text:span text:style-name="T16">activités dans la ville de leur choix.</text:span></text:p>
      <text:p text:style-name="P16"><text:span text:style-name="T20">Je</text:span> dois me baser sur les maquettes mises à ma disposition. Il y en a 3 car le site doit être responsive et s’adapter aux écran d’ordinateur, de tablette et de mobile. Dans la mesure où plus de 50 % du trafic web provient des applications mobiles il est indispensable de maîtriser cet aspect du projet et notamment l’usage des media queries. Nous y reviendrons.</text:p>
      <text:p text:style-name="P16"/>
      <text:p text:style-name="P12"><text:span text:style-name="T14">* </text:span><text:span text:style-name="T28">Parmi les éléments que j’ai reçu se trouvait une </text:span><text:span text:style-name="T21">Note de synthèse :</text:span></text:p>
      <text:p text:style-name="P13"><text:span text:style-name="T29">En effet, j’ai du</text:span><text:span text:style-name="T20"> respecter certaines contraintes, détaillées dans </text:span><text:span text:style-name="T29">ce document</text:span><text:span text:style-name="T20">. Je pense notamment à la</text:span><text:span text:style-name="T14"> présence </text:span><text:span text:style-name="T20">obligatoire de certaines</text:span><text:span text:style-name="T14"> balises </text:span><text:span text:style-name="T20">que sont </text:span><text:span text:style-name="T14">&lt;header&gt;, <text:s/>&lt;</text:span><text:span text:style-name="T23">nav&gt;, </text:span><text:span text:style-name="T14">&lt;footer&gt;, <text:s/></text:span><text:span text:style-name="T24">titres de</text:span><text:span text:style-name="T14"> &lt;h1&gt; à &lt;h3&gt; </text:span><text:span text:style-name="T25">au moins</text:span><text:span text:style-name="T14">, <text:s/>&lt;article&gt;, <text:s/>&lt;main&gt;. </text:span><text:span text:style-name="T20">Il y a aussi des indications concernant les cards, les liens &lt;a&gt;, la largeur maximale (</text:span><text:span text:style-name="T22">soit max-width équivalent </text:span><text:span text:style-name="T20">1400px), le code couleur, </text:span><text:span text:style-name="T26">le fait de devoir tester son site sur 2 navigateurs au moins (chrome et mozilla),</text:span><text:span text:style-name="T20"> etc. </text:span><text:span text:style-name="T26">Certaines données ont pris sens tout de suite, d’autres le sont devenus au moment où je rencontrais une difficulté. Je l’ai donc lu régulièrement.</text:span></text:p>
      <text:p text:style-name="P4"/>
      <text:p text:style-name="P6">- <text:span text:style-name="T10">Processus suivi pour que ce projet voit le jour.</text:span></text:p>
      <text:p text:style-name="P10"><text:span text:style-name="T11">Dans un premier temps j’ai regardé le replay du </text:span><text:span text:style-name="T10">webinaire </text:span><text:span text:style-name="T11">intitulé</text:span><text:span text:style-name="T10"> « </text:span><text:span text:style-name="T11">D</text:span><text:span text:style-name="T10">écoup</text:span><text:span text:style-name="T13">ez </text:span><text:span text:style-name="T10">une maquette</text:span><text:span text:style-name="T13">)</text:span><text:span text:style-name="T10">, </text:span><text:span text:style-name="T13">j’ai suivi les</text:span><text:span text:style-name="T10"> cours sur l’aménagement de l’espace front end </text:span><text:span text:style-name="T13">et </text:span><text:span text:style-name="T10">sur la création d’un site web avec HTML et CSS. </text:span><text:span text:style-name="T13">J’ai consulté les ressources concernant la balise metaviewport, la construction d’une CARD et la proriété object-fit (CSS). </text:span></text:p>
      <text:p text:style-name="P4"/>
      <text:p text:style-name="P5">- <text:span text:style-name="T4">Revenir sur</text:span> les 3 versions (mobile, tablette, desktop) via le partage de doc. Montrer la responsivité du site. Définir un endroit du site ou la montrer au mieux (ex : barre de recherche). <text:span text:style-name="T8">S’arrêter aux différents breakpoints (points de rupture). </text:span><text:span text:style-name="T9">Qui indiquent le moment où l’état à partir duquel une propriété change de valeur </text:span><text:span text:style-name="T8">:</text:span></text:p>
      <text:p text:style-name="P9">* <text:span text:style-name="T5">320px &gt;&gt;&gt; 768px MOBILE</text:span></text:p>
      <text:p text:style-name="P9">* <text:span text:style-name="T5">769 px &gt;&gt;&gt; 992px TABLETTE</text:span></text:p>
      <text:p text:style-name="P14">* 992px &gt;&gt;&gt; 1400px DESKTOP</text:p>
      <text:p text:style-name="P8"/>
      <text:p text:style-name="P8">- <text:span text:style-name="T6">Faire le lien avec mon code et présenter les choix techniques réalisés.</text:span></text:p>
      <text:p text:style-name="P14">* <text:span text:style-name="T15">Flexbox et CSS Grids</text:span></text:p>
      <text:p text:style-name="P15">* Utilisation des media queries dans la partie CSS (media queries = requettes multimédia. Outil de responsive design qui consiste en des règles CSS).</text:p>
      <text:p text:style-name="P15">* <text:span text:style-name="T12">Faire le lien dans la partie HTML avec la balise metaviewport. </text:span></text:p>
      <text:p text:style-name="P8"/>
      <text:p text:style-name="P8"><text:soft-page-break/>- <text:span text:style-name="T7">Conclusion. </text:span></text:p>
      <text:p text:style-name="P4"><text:tab/><text:tab/><text:tab/><text:tab/><text:tab/><text:tab/><text:tab/> </text:p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7T10:29:59.982000000</meta:creation-date>
    <dc:date>2023-03-07T11:25:10.327000000</dc:date>
    <meta:editing-duration>PT54M57S</meta:editing-duration>
    <meta:editing-cycles>33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20" meta:word-count="555" meta:character-count="3263" meta:non-whitespace-character-count="2711"/>
  </office:meta>
</office:document-meta>
</file>